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106.55pt"/>
    </style:style>
    <style:style style:name="co3" style:family="table-column">
      <style:table-column-properties fo:break-before="auto" style:column-width="202.96pt"/>
    </style:style>
    <style:style style:name="co4" style:family="table-column">
      <style:table-column-properties fo:break-before="auto" style:column-width="112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ET (MeV-cm2/mg)</text:p>
          </table:table-cell>
          <table:table-cell table:style-name="ce1" office:value-type="string" calcext:value-type="string">
            <text:p>Cross Section (cm2)</text:p>
          </table:table-cell>
          <table:table-cell table:style-name="ce4"/>
          <table:table-cell table:style-name="ce4" office:value-type="string" calcext:value-type="string">
            <text:p>Onset (MeV-cm2/mg)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1019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table:formula="of:=IF([.A2] &gt; [.$E$1]; [.$E$4]*(1 - EXP(-([.A2]/[.$E$2])^[.$E$3])); 0)" office:value-type="float" office:value="0" calcext:value-type="float">
            <text:p>0.00E+00</text:p>
          </table:table-cell>
          <table:table-cell/>
          <table:table-cell office:value-type="string" calcext:value-type="string">
            <text:p>Width (MeV-cm2/mg)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IF([.A3] &gt; [.$E$1]; [.$E$4]*(1 - EXP(-([.A3]/[.$E$2])^[.$E$3])); 0)" office:value-type="float" office:value="0" calcext:value-type="float">
            <text:p>0.00E+00</text:p>
          </table:table-cell>
          <table:table-cell/>
          <table:table-cell office:value-type="string" calcext:value-type="string">
            <text:p>Shap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IF([.A4] &gt; [.$E$1]; [.$E$4]*(1 - EXP(-([.A4]/[.$E$2])^[.$E$3])); 0)" office:value-type="float" office:value="0" calcext:value-type="float">
            <text:p>0.00E+00</text:p>
          </table:table-cell>
          <table:table-cell/>
          <table:table-cell office:value-type="string" calcext:value-type="string">
            <text:p>Saturation (cm2)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IF([.A5] &gt; [.$E$1]; [.$E$4]*(1 - EXP(-([.A5]/[.$E$2])^[.$E$3])); 0)" office:value-type="float" office:value="0" calcext:value-type="float">
            <text:p>0.00E+00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IF([.A6] &gt; [.$E$1]; [.$E$4]*(1 - EXP(-([.A6]/[.$E$2])^[.$E$3])); 0)" office:value-type="float" office:value="0.00000333293530343333" calcext:value-type="float">
            <text:p>3.33E-06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IF([.A7] &gt; [.$E$1]; [.$E$4]*(1 - EXP(-([.A7]/[.$E$2])^[.$E$3])); 0)" office:value-type="float" office:value="0.00000417566661561805" calcext:value-type="float">
            <text:p>4.18E-06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table:formula="of:=IF([.A8] &gt; [.$E$1]; [.$E$4]*(1 - EXP(-([.A8]/[.$E$2])^[.$E$3])); 0)" office:value-type="float" office:value="0.00000491187487802612" calcext:value-type="float">
            <text:p>4.91E-06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table:formula="of:=IF([.A9] &gt; [.$E$1]; [.$E$4]*(1 - EXP(-([.A9]/[.$E$2])^[.$E$3])); 0)" office:value-type="float" office:value="0.00000555502483317944" calcext:value-type="float">
            <text:p>5.56E-06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table:formula="of:=IF([.A10] &gt; [.$E$1]; [.$E$4]*(1 - EXP(-([.A10]/[.$E$2])^[.$E$3])); 0)" office:value-type="float" office:value="0.00000611687925119525" calcext:value-type="float">
            <text:p>6.12E-06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table:formula="of:=IF([.A11] &gt; [.$E$1]; [.$E$4]*(1 - EXP(-([.A11]/[.$E$2])^[.$E$3])); 0)" office:value-type="float" office:value="0.0000066077140627574" calcext:value-type="float">
            <text:p>6.61E-06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table:formula="of:=IF([.A12] &gt; [.$E$1]; [.$E$4]*(1 - EXP(-([.A12]/[.$E$2])^[.$E$3])); 0)" office:value-type="float" office:value="0.00000703650629881751" calcext:value-type="float">
            <text:p>7.04E-06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table:formula="of:=IF([.A13] &gt; [.$E$1]; [.$E$4]*(1 - EXP(-([.A13]/[.$E$2])^[.$E$3])); 0)" office:value-type="float" office:value="0.00000741109827431383" calcext:value-type="float">
            <text:p>7.41E-06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table:formula="of:=IF([.A14] &gt; [.$E$1]; [.$E$4]*(1 - EXP(-([.A14]/[.$E$2])^[.$E$3])); 0)" office:value-type="float" office:value="0.00000773834101871502" calcext:value-type="float">
            <text:p>7.74E-06</text:p>
          </table:table-cell>
          <table:table-cell table:number-columns-repeated="1022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table:formula="of:=IF([.A15] &gt; [.$E$1]; [.$E$4]*(1 - EXP(-([.A15]/[.$E$2])^[.$E$3])); 0)" office:value-type="float" office:value="0.00000802421957663485" calcext:value-type="float">
            <text:p>8.02E-06</text:p>
          </table:table-cell>
          <table:table-cell table:number-columns-repeated="1022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table:formula="of:=IF([.A16] &gt; [.$E$1]; [.$E$4]*(1 - EXP(-([.A16]/[.$E$2])^[.$E$3])); 0)" office:value-type="float" office:value="0.00000827396247017972" calcext:value-type="float">
            <text:p>8.27E-06</text:p>
          </table:table-cell>
          <table:table-cell table:number-columns-repeated="1022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table:formula="of:=IF([.A17] &gt; [.$E$1]; [.$E$4]*(1 - EXP(-([.A17]/[.$E$2])^[.$E$3])); 0)" office:value-type="float" office:value="0.0000084921373250202" calcext:value-type="float">
            <text:p>8.49E-06</text:p>
          </table:table-cell>
          <table:table-cell table:number-columns-repeated="1022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table:formula="of:=IF([.A18] &gt; [.$E$1]; [.$E$4]*(1 - EXP(-([.A18]/[.$E$2])^[.$E$3])); 0)" office:value-type="float" office:value="0.00000868273440912147" calcext:value-type="float">
            <text:p>8.68E-06</text:p>
          </table:table-cell>
          <table:table-cell table:number-columns-repeated="1022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table:formula="of:=IF([.A19] &gt; [.$E$1]; [.$E$4]*(1 - EXP(-([.A19]/[.$E$2])^[.$E$3])); 0)" office:value-type="float" office:value="0.00000884923961199861" calcext:value-type="float">
            <text:p>8.85E-06</text:p>
          </table:table-cell>
          <table:table-cell table:number-columns-repeated="1022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table:formula="of:=IF([.A20] &gt; [.$E$1]; [.$E$4]*(1 - EXP(-([.A20]/[.$E$2])^[.$E$3])); 0)" office:value-type="float" office:value="0.00000899469819923716" calcext:value-type="float">
            <text:p>8.99E-06</text:p>
          </table:table-cell>
          <table:table-cell table:number-columns-repeated="1022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table:formula="of:=IF([.A21] &gt; [.$E$1]; [.$E$4]*(1 - EXP(-([.A21]/[.$E$2])^[.$E$3])); 0)" office:value-type="float" office:value="0.00000912177050830517" calcext:value-type="float">
            <text:p>9.12E-06</text:p>
          </table:table-cell>
          <table:table-cell table:number-columns-repeated="1022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table:formula="of:=IF([.A22] &gt; [.$E$1]; [.$E$4]*(1 - EXP(-([.A22]/[.$E$2])^[.$E$3])); 0)" office:value-type="float" office:value="0.00000923278060429485" calcext:value-type="float">
            <text:p>9.23E-06</text:p>
          </table:table-cell>
          <table:table-cell table:number-columns-repeated="1022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table:formula="of:=IF([.A23] &gt; [.$E$1]; [.$E$4]*(1 - EXP(-([.A23]/[.$E$2])^[.$E$3])); 0)" office:value-type="float" office:value="0.00000932975878547392" calcext:value-type="float">
            <text:p>9.33E-06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Castillo</meta:initial-creator>
    <meta:creation-date>2016-04-18T23:31:12.094012590</meta:creation-date>
    <dc:date>2016-04-19T00:00:48.142146022</dc:date>
    <dc:creator>George Castillo</dc:creator>
    <meta:editing-duration>PT14M6S</meta:editing-duration>
    <meta:editing-cycles>1</meta:editing-cycles>
    <meta:document-statistic meta:table-count="1" meta:cell-count="54" meta:object-count="0"/>
    <meta:generator>LibreOffice/5.0.5.2$Linux_X86_64 LibreOffice_project/00$Build-2</meta:generator>
  </office:meta>
</office:document-meta>
</file>